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30000004204125EF5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>
          <draw:text-box>
            <text:p>Проект ЯНА</text:p>
            <text:p/>
            <text:p>Open Data Hackathon 6-7 открября</text:p>
            <text:p>Санкт-Петербург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4.639cm" svg:height="12.179cm" svg:x="1.4cm" svg:y="4.914cm" presentation:class="outline">
          <draw:text-box>
            <text:p text:style-name="P1"><text:span text:style-name="T1">Задачи</text:span></text:p>
            <text:p text:style-name="P1"><text:span text:style-name="T1">Технологи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Задачи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Сервер</text:p>
              </text:list-item>
              <text:list-item>
                <text:p>Пример использования</text:p>
                <text:list>
                  <text:list-item>
                    <text:p>Firefox ad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6.226cm" svg:height="20.999cm" svg:x="6.38cm" svg:y="1.524cm">
          <draw:image xlink:href="Pictures/1000000000000330000004204125EF5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Технологии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p text:style-name="P2">Сервер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ebits </meta:initial-creator>
    <meta:creation-date>2012-10-07T17:17:29</meta:creation-date>
    <dc:date>2012-10-07T17:31:15</dc:date>
    <dc:creator>thebits </dc:creator>
    <meta:editing-duration>PT11M55S</meta:editing-duration>
    <meta:editing-cycles>6</meta:editing-cycles>
    <meta:generator>LibreOffice/3.5$Linux_X86_64 LibreOffice_project/350m1$Build-2</meta:generator>
    <meta:document-statistic meta:object-count="38"/>
  </office:meta>
</office:document-meta>
</file>